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ee98c" officeooo:paragraph-rsid="000ee98c"/>
    </style:style>
    <style:style style:name="T1" style:family="text">
      <style:text-properties fo:background-color="#00cc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pil@debian8:~$<text:span text:style-name="T1"> cd /var/www/html/Frey/</text:span></text:p>
      <text:p text:style-name="P1">pupil@debian8:/var/www/html/Frey$ ls</text:p>
      <text:p text:style-name="P1">example11.html <text:s/>images <text:s text:c="5"/>PRIMER.HTML <text:s/>routi.php</text:p>
      <text:p text:style-name="P1">example41.html <text:s/>index.html <text:s/>routi.html <text:s text:c="2"/>tegi.html</text:p>
      <text:p text:style-name="P1">pupil@debian8:/var/www/html/Frey$ <text:span text:style-name="T1">git init</text:span></text:p>
      <text:p text:style-name="P1">Initialized empty Git repository in /var/www/html/Frey/.git/</text:p>
      <text:p text:style-name="P1">pupil@debian8:/var/www/html/Frey$ <text:span text:style-name="T1">ls -al</text:span></text:p>
      <text:p text:style-name="P1">итого 44</text:p>
      <text:p text:style-name="P1">drwxr-xr-x 4 pupil pupil 4096 окт 22 02:28 .</text:p>
      <text:p text:style-name="P1">drwxr-xr-x 6 pupil pupil 4096 окт 22 02:14 ..</text:p>
      <text:p text:style-name="P1">-rw-r--r-- 1 pupil pupil <text:s/>360 окт 15 03:24 example11.html</text:p>
      <text:p text:style-name="P1">-rw-r--r-- 1 pupil pupil <text:s/>395 окт 15 05:03 example41.html</text:p>
      <text:p text:style-name="P1">drwxr-xr-x 7 pupil pupil 4096 окт 22 02:28 .git</text:p>
      <text:p text:style-name="P1">drwxr-xr-x 2 pupil pupil 4096 окт 22 02:14 images</text:p>
      <text:p text:style-name="P1">-rw-r--r-- 1 pupil pupil <text:s/>360 окт 15 03:18 index.html</text:p>
      <text:p text:style-name="P1">-rw-rw-rw- 1 pupil pupil <text:s/>498 окт 16 05:00 PRIMER.HTML</text:p>
      <text:p text:style-name="P1">-rw-rw-rw- 1 pupil pupil <text:s/>536 окт 16 03:02 routi.html</text:p>
      <text:p text:style-name="P1">-rw-rw-rw- 1 pupil pupil <text:s/>454 окт 16 02:10 routi.php</text:p>
      <text:p text:style-name="P1">-rw-r--r-- 1 pupil pupil <text:s/>491 окт 15 04:50 tegi.html</text:p>
      <text:p text:style-name="P1">pupil@debian8:/var/www/html/Frey$ git init</text:p>
      <text:p text:style-name="P1">Reinitialized existing Git repository in /var/www/html/Frey/.git/</text:p>
      <text:p text:style-name="P1">pupil@debian8:/var/www/html/Frey$ git init</text:p>
      <text:p text:style-name="P1">Reinitialized existing Git repository in /var/www/html/Frey/.git/</text:p>
      <text:p text:style-name="P1">pupil@debian8:/var/www/html/Frey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02:37:40.418527502</dc:date>
    <meta:editing-duration>PT3M23S</meta:editing-duration>
    <meta:editing-cycles>1</meta:editing-cycles>
    <meta:document-statistic meta:table-count="0" meta:image-count="0" meta:object-count="0" meta:page-count="1" meta:paragraph-count="24" meta:word-count="149" meta:character-count="1136" meta:non-whitespace-character-count="996"/>
    <meta:generator>LibreOffice/4.3.3.2$Linux_x86 LibreOffice_project/430m0$Build-2</meta:generator>
  </office:meta>
</office:document-meta>
</file>